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hoeffCheckDigit.calculate( String 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rhoeffCheckDigit.calculateChecksum( String code , boolean includesCheckDigi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erhoeffCheckDigit.isValid( String c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